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766cm" fo:min-width="1.53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152cm" svg:stroke-color="#ce181e" draw:marker-start-width="0.66cm" draw:marker-end-width="0.66cm" draw:fill="none" draw:textarea-vertical-align="middle" fo:padding-top="0.201cm" fo:padding-bottom="0.201cm" fo:padding-left="0.326cm" fo:padding-right="0.326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9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0" style:family="presentation" style:parent-style-name="כותרת_20_ותוכן_5f_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_5f_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color="#009900" fo:font-size="26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66ff" fo:font-size="36pt" style:font-size-asian="36pt" style:font-size-complex="36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start" style:writing-mode="lr-tb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0066ff" fo:font-size="36pt" style:font-size-asian="36pt" style:font-size-complex="36pt"/>
    </style:style>
    <style:style style:name="P18" style:family="paragraph">
      <loext:graphic-properties draw:fill="none"/>
      <style:paragraph-properties fo:text-align="center"/>
      <style:text-properties fo:color="#00cc00" fo:font-size="26pt" style:font-size-asian="26pt" style:font-size-complex="26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top="0cm" fo:margin-bottom="0cm" fo:line-height="100%" fo:text-align="start" style:punctuation-wrap="hanging" style:writing-mode="lr-tb"/>
      <style:text-properties fo:font-weight="normal" style:font-weight-asian="normal" style:font-weight-complex="normal"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40pt" fo:font-weight="normal" style:font-weight-asian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9900"/>
    </style:style>
    <style:style style:name="T6" style:family="text">
      <style:text-properties fo:color="#ce181e"/>
    </style:style>
    <style:style style:name="T7" style:family="text">
      <style:text-properties fo:color="#0066ff" fo:font-size="36pt" style:font-size-asian="36pt" style:font-size-complex="36pt"/>
    </style:style>
    <style:style style:name="T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color="#0066ff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dddddd"/>
    </style:style>
    <style:style style:name="T11" style:family="text">
      <style:text-properties fo:color="#00cc00" fo:font-size="26pt" style:font-size-asian="26pt" style:font-size-complex="26pt"/>
    </style:style>
    <style:style style:name="T12" style:family="text">
      <style:text-properties fo:color="#0066ff" fo:font-style="italic" style:font-style-asian="italic" style:font-style-complex="italic"/>
    </style:style>
    <style:style style:name="T13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dddddd" fo:font-style="italic" style:font-style-asian="italic" style:font-style-complex="italic"/>
    </style:style>
    <style:style style:name="T15" style:family="text">
      <style:text-properties fo:color="#0066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In</text:span><text:span text:style-name="T1">tr</text:span><text:span text:style-name="T1">o</text:span><text:span text:style-name="T1">d</text:span><text:span text:style-name="T1">uc</text:span><text:span text:style-name="T1">tio</text:span><text:span text:style-name="T1">n </text:span><text:span text:style-name="T1">T</text:span><text:span text:style-name="T1">o </text:span><text:span text:style-name="T1">Bi</text:span><text:span text:style-name="T1">n</text:span><text:span text:style-name="T1">ar</text:span><text:span text:style-name="T1">y </text:span><text:span text:style-name="T1">Tr</text:span><text:span text:style-name="T1">e</text:span><text:span text:style-name="T1">es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Er</text:span><text:span text:style-name="T2">el </text:span><text:span text:style-name="T2">S</text:span><text:span text:style-name="T2">e</text:span><text:span text:style-name="T2">g</text:span><text:span text:style-name="T2">al</text:span><text:span text:style-name="T2">-</text:span><text:span text:style-name="T2">H</text:span><text:span text:style-name="T2">al</text:span><text:span text:style-name="T2">e</text:span><text:span text:style-name="T2">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</text:span><text:span text:style-name="T3">at</text:span><text:span text:style-name="T3">a </text:span><text:span text:style-name="T3">st</text:span><text:span text:style-name="T3">ru</text:span><text:span text:style-name="T3">ct</text:span><text:span text:style-name="T3">ur</text:span><text:span text:style-name="T3">es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Contains 4? - False</text:p>
              </text:list-item>
              <text:list-item>
                <text:p>Contains 5? - True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 text:style-name="P9">Contains 4? - True</text:p>
              </text:list-item>
              <text:list-item>
                <text:p>Contains 5? - Tr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</text:span><text:span text:style-name="T3">ol</text:span><text:span text:style-name="T3">uti</text:span><text:span text:style-name="T3">o</text:span><text:span text:style-name="T3">n </text:span><text:span text:style-name="T3">#</text:span><text:span text:style-name="T3">1 </text:span><text:span text:style-name="T3">– </text:span><text:span text:style-name="T3">Ar</text:span><text:span text:style-name="T3">ra</text:span><text:span text:style-name="T3">y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5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 <text:s text:c="3"/></text:p>
              </text:list-item>
              <text:list-item>
                <text:p>Insert 7</text:p>
              </text:list-item>
              <text:list-item>
                <text:p>Contains 4? - False</text:p>
              </text:list-item>
              <text:list-item>
                <text:p>Contains 5? - True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 text:style-name="P9">Contains 4? - True</text:p>
              </text:list-item>
              <text:list-item>
                <text:p>Contains 5? - True</text:p>
              </text:list-item>
            </text:list>
          </draw:text-box>
        </draw:frame>
        <draw:frame draw:name="מציין מיקום תוכן 3" presentation:style-name="pr6" draw:text-style-name="P12" draw:layer="layout" svg:width="9.821cm" svg:height="15.874cm" svg:x="12.785cm" svg:y="2.415cm" presentation:class="outline" presentation:user-transformed="true">
          <draw:text-box>
            <text:list text:style-name="L3">
              <text:list-item>
                <text:p><text:span text:style-name="T5">[5,_,_,_,_,_,_,_,_,_]</text:span></text:p>
              </text:list-item>
              <text:list-item>
                <text:p><text:span text:style-name="T5">[5,3,_,_,_,_,_,_,_,_]</text:span></text:p>
              </text:list-item>
              <text:list-item>
                <text:p><text:span text:style-name="T5">[5,3,7,_,_,_,_,_,_,_]</text:span></text:p>
              </text:list-item>
              <text:list-item>
                <text:p><text:span text:style-name="T6">(Linear search)</text:span></text:p>
              </text:list-item>
              <text:list-item>
                <text:p><text:span text:style-name="T6">(Linear search)</text:span></text:p>
              </text:list-item>
              <text:list-item>
                <text:p><text:span text:style-name="T5">[5,3,7,4,_,_,_,_,_,_]</text:span></text:p>
              </text:list-item>
              <text:list-item>
                <text:p><text:span text:style-name="T5">[5,3,7,4,6,_,_,_,_,_]</text:span></text:p>
              </text:list-item>
              <text:list-item>
                <text:p><text:span text:style-name="T6">(Linear search)</text:span></text:p>
              </text:list-item>
              <text:list-item>
                <text:p><text:span text:style-name="T6">(Linear search)</text:span></text:p>
              </text:list-item>
            </text:list>
          </draw:text-box>
        </draw:frame>
        <draw:frame draw:style-name="gr2" draw:text-style-name="P14" draw:layer="layout" svg:width="18.288cm" svg:height="1.673cm" svg:x="3.302cm" svg:y="17.018cm">
          <draw:text-box>
            <text:p text:style-name="P13"><text:span text:style-name="T7">Q</text:span><text:span text:style-name="T7">ui</text:span><text:span text:style-name="T7">ck </text:span><text:span text:style-name="T7">in</text:span><text:span text:style-name="T7">se</text:span><text:span text:style-name="T7">rti</text:span><text:span text:style-name="T7">on</text:span><text:span text:style-name="T7">, </text:span><text:span text:style-name="T7">sl</text:span><text:span text:style-name="T7">o</text:span><text:span text:style-name="T7">w </text:span><text:span text:style-name="T7">se</text:span><text:span text:style-name="T7">ar</text:span><text:span text:style-name="T7">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</text:span><text:span text:style-name="T3">ol</text:span><text:span text:style-name="T3">uti</text:span><text:span text:style-name="T3">o</text:span><text:span text:style-name="T3">n </text:span><text:span text:style-name="T3">#</text:span><text:span text:style-name="T3">2 </text:span><text:span text:style-name="T3">– </text:span><text:span text:style-name="T3">O</text:span><text:span text:style-name="T3">rd</text:span><text:span text:style-name="T3">er</text:span><text:span text:style-name="T3">e</text:span><text:span text:style-name="T3">d </text:span><text:span text:style-name="T3">Ar</text:span><text:span text:style-name="T3">ra</text:span><text:span text:style-name="T3">y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5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 <text:s text:c="3"/></text:p>
              </text:list-item>
              <text:list-item>
                <text:p>Insert 7</text:p>
              </text:list-item>
              <text:list-item>
                <text:p>Contains 4? - False</text:p>
              </text:list-item>
              <text:list-item>
                <text:p>Contains 5? - True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 text:style-name="P9">Contains 4? - True</text:p>
              </text:list-item>
              <text:list-item>
                <text:p>Contains 5? - True</text:p>
              </text:list-item>
            </text:list>
          </draw:text-box>
        </draw:frame>
        <draw:frame draw:name="מציין מיקום תוכן 3" presentation:style-name="pr6" draw:text-style-name="P12" draw:layer="layout" svg:width="9.821cm" svg:height="15.874cm" svg:x="12.785cm" svg:y="2.415cm" presentation:class="outline" presentation:user-transformed="true">
          <draw:text-box>
            <text:list text:style-name="L3">
              <text:list-item>
                <text:p><text:span text:style-name="T5">[5,_,_,_,_,_,_,_,_,_]</text:span></text:p>
              </text:list-item>
              <text:list-item>
                <text:p><text:span text:style-name="T5">[3,5,_,_,_,_,_,_,_,_]</text:span></text:p>
              </text:list-item>
              <text:list-item>
                <text:p><text:span text:style-name="T5">[3,5,7,_,_,_,_,_,_,_]</text:span></text:p>
              </text:list-item>
              <text:list-item>
                <text:p><text:span text:style-name="T6">(Binary search)</text:span></text:p>
              </text:list-item>
              <text:list-item>
                <text:p><text:span text:style-name="T6">(Binary search)</text:span></text:p>
              </text:list-item>
              <text:list-item>
                <text:p><text:span text:style-name="T5">[3,4,5,7,_,_,_,_,_,_]</text:span></text:p>
              </text:list-item>
              <text:list-item>
                <text:p><text:span text:style-name="T5">[3,4,5,6,7,_,_,_,_,_]</text:span></text:p>
              </text:list-item>
              <text:list-item>
                <text:p><text:span text:style-name="T6">(Binary search)</text:span></text:p>
              </text:list-item>
              <text:list-item>
                <text:p><text:span text:style-name="T6">(Binary search)</text:span></text:p>
              </text:list-item>
            </text:list>
          </draw:text-box>
        </draw:frame>
        <draw:frame draw:style-name="gr2" draw:text-style-name="P14" draw:layer="layout" svg:width="18.288cm" svg:height="1.673cm" svg:x="3.302cm" svg:y="17.018cm">
          <draw:text-box>
            <text:p text:style-name="P13"><text:span text:style-name="T7">Q</text:span><text:span text:style-name="T7">ui</text:span><text:span text:style-name="T7">ck </text:span><text:span text:style-name="T7">se</text:span><text:span text:style-name="T7">ar</text:span><text:span text:style-name="T7">ch</text:span><text:span text:style-name="T7">, </text:span><text:span text:style-name="T7">sl</text:span><text:span text:style-name="T7">o</text:span><text:span text:style-name="T7">w </text:span><text:span text:style-name="T7">in</text:span><text:span text:style-name="T7">se</text:span><text:span text:style-name="T7">rti</text:span><text:span text:style-name="T7">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</text:span><text:span text:style-name="T3">ol</text:span><text:span text:style-name="T3">uti</text:span><text:span text:style-name="T3">o</text:span><text:span text:style-name="T3">n </text:span><text:span text:style-name="T3">#</text:span><text:span text:style-name="T3">3 </text:span><text:span text:style-name="T3">– </text:span><text:span text:style-name="T8">Bi</text:span><text:span text:style-name="T8">n</text:span><text:span text:style-name="T8">ar</text:span><text:span text:style-name="T8">y </text:span><text:span text:style-name="T8">Tr</text:span><text:span text:style-name="T8">e</text:span><text:span text:style-name="T8">e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3" draw:text-style-name="P17" draw:layer="layout" svg:width="22.352cm" svg:height="10.205cm" svg:x="1.27cm" svg:y="2.899cm">
          <draw:text-box>
            <text:p text:style-name="P16"><text:span text:style-name="T9">G</text:span><text:span text:style-name="T9">oa</text:span><text:span text:style-name="T9">l</text:span><text:span text:style-name="T7">: </text:span><text:span text:style-name="T7">Q</text:span><text:span text:style-name="T7">ui</text:span><text:span text:style-name="T7">ck </text:span><text:span text:style-name="T7">se</text:span><text:span text:style-name="T7">ar</text:span><text:span text:style-name="T7">ch</text:span><text:span text:style-name="T7">, </text:span><text:span text:style-name="T7">qu</text:span><text:span text:style-name="T7">ic</text:span><text:span text:style-name="T7">k </text:span><text:span text:style-name="T7">in</text:span><text:span text:style-name="T7">se</text:span><text:span text:style-name="T7">rti</text:span><text:span text:style-name="T7">on</text:span><text:span text:style-name="T7">.</text:span></text:p>
            <text:p text:style-name="P16"><text:span text:style-name="T9">Id</text:span><text:span text:style-name="T9">ea</text:span><text:span text:style-name="T7">: </text:span></text:p>
            <text:list text:style-name="L1">
              <text:list-item>
                <text:p text:style-name="P16"><text:span text:style-name="T7">N</text:span><text:span text:style-name="T7">o </text:span><text:span text:style-name="T7">a</text:span><text:span text:style-name="T7">rr</text:span><text:span text:style-name="T7">a</text:span><text:span text:style-name="T7">y</text:span><text:span text:style-name="T7">; </text:span></text:p>
              </text:list-item>
              <text:list-item>
                <text:p text:style-name="P16"><text:span text:style-name="T7">E</text:span><text:span text:style-name="T7">a</text:span><text:span text:style-name="T7">c</text:span><text:span text:style-name="T7">h </text:span><text:span text:style-name="T7">n</text:span><text:span text:style-name="T7">u</text:span><text:span text:style-name="T7">m</text:span><text:span text:style-name="T7">b</text:span><text:span text:style-name="T7">e</text:span><text:span text:style-name="T7">r </text:span><text:span text:style-name="T7">is </text:span><text:span text:style-name="T7">i</text:span><text:span text:style-name="T7">n </text:span><text:span text:style-name="T7">it</text:span><text:span text:style-name="T7">s </text:span><text:span text:style-name="T7">o</text:span><text:span text:style-name="T7">w</text:span><text:span text:style-name="T7">n </text:span><text:span text:style-name="T7">"</text:span><text:span text:style-name="T7">n</text:span><text:span text:style-name="T7">o</text:span><text:span text:style-name="T7">d</text:span><text:span text:style-name="T7">e</text:span><text:span text:style-name="T7">";</text:span></text:p>
              </text:list-item>
              <text:list-item>
                <text:p text:style-name="P16"><text:span text:style-name="T7">S</text:span><text:span text:style-name="T7">m</text:span><text:span text:style-name="T7">a</text:span><text:span text:style-name="T7">ll</text:span><text:span text:style-name="T7">e</text:span><text:span text:style-name="T7">r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s </text:span><text:span text:style-name="T7">g</text:span><text:span text:style-name="T7">o </text:span><text:span text:style-name="T7">t</text:span><text:span text:style-name="T7">o </text:span><text:span text:style-name="T7">l</text:span><text:span text:style-name="T7">e</text:span><text:span text:style-name="T7">ft</text:span><text:span text:style-name="T7">;</text:span></text:p>
              </text:list-item>
              <text:list-item>
                <text:p text:style-name="P16"><text:span text:style-name="T7">L</text:span><text:span text:style-name="T7">a</text:span><text:span text:style-name="T7">r</text:span><text:span text:style-name="T7">g</text:span><text:span text:style-name="T7">e</text:span><text:span text:style-name="T7">r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s </text:span><text:span text:style-name="T7">g</text:span><text:span text:style-name="T7">o </text:span><text:span text:style-name="T7">t</text:span><text:span text:style-name="T7">o </text:span><text:span text:style-name="T7">ri</text:span><text:span text:style-name="T7">g</text:span><text:span text:style-name="T7">h</text:span><text:span text:style-name="T7">t.</text:span></text:p>
              </text:list-item>
            </text:list>
            <text:p text:style-name="P16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</text:span><text:span text:style-name="T3">ol</text:span><text:span text:style-name="T3">uti</text:span><text:span text:style-name="T3">o</text:span><text:span text:style-name="T3">n </text:span><text:span text:style-name="T3">#</text:span><text:span text:style-name="T3">3 </text:span><text:span text:style-name="T3">– </text:span><text:span text:style-name="T8">Bi</text:span><text:span text:style-name="T8">n</text:span><text:span text:style-name="T8">ar</text:span><text:span text:style-name="T8">y </text:span><text:span text:style-name="T8">Tr</text:span><text:span text:style-name="T8">e</text:span><text:span text:style-name="T8">e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<text:span text:style-name="T10">Insert 3</text:span></text:p>
                <text:p/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</text:span><text:span text:style-name="T3">ol</text:span><text:span text:style-name="T3">uti</text:span><text:span text:style-name="T3">o</text:span><text:span text:style-name="T3">n </text:span><text:span text:style-name="T3">#</text:span><text:span text:style-name="T3">3 </text:span><text:span text:style-name="T3">– </text:span><text:span text:style-name="T8">Bi</text:span><text:span text:style-name="T8">n</text:span><text:span text:style-name="T8">ar</text:span><text:span text:style-name="T8">y </text:span><text:span text:style-name="T8">Tr</text:span><text:span text:style-name="T8">e</text:span><text:span text:style-name="T8">e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<text:span text:style-name="T10">Insert 7</text:span></text:p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</text:span><text:span text:style-name="T3">ol</text:span><text:span text:style-name="T3">uti</text:span><text:span text:style-name="T3">o</text:span><text:span text:style-name="T3">n </text:span><text:span text:style-name="T3">#</text:span><text:span text:style-name="T3">3 </text:span><text:span text:style-name="T3">– </text:span><text:span text:style-name="T8">Bi</text:span><text:span text:style-name="T8">n</text:span><text:span text:style-name="T8">ar</text:span><text:span text:style-name="T8">y </text:span><text:span text:style-name="T8">Tr</text:span><text:span text:style-name="T8">e</text:span><text:span text:style-name="T8">e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<text:span text:style-name="T10">Insert 4</text:span></text:p>
                <text:p/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</text:span><text:span text:style-name="T3">ol</text:span><text:span text:style-name="T3">uti</text:span><text:span text:style-name="T3">o</text:span><text:span text:style-name="T3">n </text:span><text:span text:style-name="T3">#</text:span><text:span text:style-name="T3">3 </text:span><text:span text:style-name="T3">– </text:span><text:span text:style-name="T8">Bi</text:span><text:span text:style-name="T8">n</text:span><text:span text:style-name="T8">ar</text:span><text:span text:style-name="T8">y </text:span><text:span text:style-name="T8">Tr</text:span><text:span text:style-name="T8">e</text:span><text:span text:style-name="T8">e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Insert 4</text:p>
              </text:list-item>
              <text:list-item>
                <text:p><text:span text:style-name="T10">Insert 6</text:span></text:p>
                <text:p/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draw:custom-shape draw:style-name="gr4" draw:text-style-name="P18" draw:layer="layout" svg:width="2.032cm" svg:height="1.016cm" svg:x="16.51cm" svg:y="6.858cm">
          <text:p text:style-name="P13"><text:span text:style-name="T11">4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6.002cm" svg:y1="5.842cm" svg:x2="17.272cm" svg:y2="6.858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8">Bi</text:span><text:span text:style-name="T8">n</text:span><text:span text:style-name="T8">ar</text:span><text:span text:style-name="T8">y </text:span><text:span text:style-name="T8">Tr</text:span><text:span text:style-name="T8">e</text:span><text:span text:style-name="T8">e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Insert 4</text:p>
              </text:list-item>
              <text:list-item>
                <text:p>Insert 6</text:p>
                <text:p/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draw:custom-shape draw:style-name="gr4" draw:text-style-name="P18" draw:layer="layout" svg:width="2.032cm" svg:height="1.016cm" svg:x="16.51cm" svg:y="6.858cm">
          <text:p text:style-name="P13"><text:span text:style-name="T11">4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6.002cm" svg:y1="5.842cm" svg:x2="17.272cm" svg:y2="6.858cm">
          <text:p/>
        </draw:line>
        <draw:custom-shape draw:style-name="gr4" draw:text-style-name="P18" draw:layer="layout" svg:width="2.032cm" svg:height="1.016cm" svg:x="19.05cm" svg:y="6.858cm">
          <text:p text:style-name="P13"><text:span text:style-name="T11">6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21.082cm" svg:y1="5.842cm" svg:x2="19.812cm" svg:y2="6.858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1" draw:layer="layout" svg:width="23.706cm" svg:height="1.776cm" svg:x="0.847cm" svg:y="0.763cm" presentation:class="title" presentation:user-transformed="true">
          <draw:text-box>
            <text:p text:style-name="P20"><text:span text:style-name="T3">Bi</text:span><text:span text:style-name="T3">n</text:span><text:span text:style-name="T3">ar</text:span><text:span text:style-name="T3">y </text:span><text:span text:style-name="T3">Tr</text:span><text:span text:style-name="T3">e</text:span><text:span text:style-name="T3">e </text:span><text:span text:style-name="T3">– </text:span><text:span text:style-name="T3">re</text:span><text:span text:style-name="T3">m</text:span><text:span text:style-name="T3">ov</text:span><text:span text:style-name="T3">e </text:span><text:span text:style-name="T3">n</text:span><text:span text:style-name="T3">o</text:span><text:span text:style-name="T3">d</text:span><text:span text:style-name="T3">e </text:span><text:span text:style-name="T3">wi</text:span><text:span text:style-name="T3">th </text:span><text:span text:style-name="T8">n</text:span><text:span text:style-name="T8">o </text:span><text:span text:style-name="T8">c</text:span><text:span text:style-name="T8">hi</text:span><text:span text:style-name="T8">ld</text:span><text:span text:style-name="T8">re</text:span><text:span text:style-name="T8">n</text:span><text:span text:style-name="T3">: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>Remove 4<text:span text:style-name="T12"> – just delete the node.</text:span></text:p>
                <text:p/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draw:custom-shape draw:style-name="gr4" draw:text-style-name="P18" draw:layer="layout" svg:width="2.032cm" svg:height="1.016cm" svg:x="16.51cm" svg:y="6.858cm">
          <text:p text:style-name="P13"><text:span text:style-name="T11">4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6.002cm" svg:y1="5.842cm" svg:x2="17.272cm" svg:y2="6.858cm">
          <text:p/>
        </draw:line>
        <draw:custom-shape draw:style-name="gr4" draw:text-style-name="P18" draw:layer="layout" svg:width="2.032cm" svg:height="1.016cm" svg:x="19.05cm" svg:y="6.858cm">
          <text:p text:style-name="P13"><text:span text:style-name="T11">6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21.082cm" svg:y1="5.842cm" svg:x2="19.812cm" svg:y2="6.858cm">
          <text:p/>
        </draw:line>
        <draw:line draw:style-name="gr6" draw:text-style-name="P19" draw:layer="layout" svg:x1="16.002cm" svg:y1="6.604cm" svg:x2="18.796cm" svg:y2="8.89cm">
          <text:p/>
        </draw:line>
        <draw:line draw:style-name="gr6" draw:text-style-name="P19" draw:layer="layout" svg:x1="18.542cm" svg:y1="6.35cm" svg:x2="16.51cm" svg:y2="8.636cm">
          <text:p/>
        </draw:lin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_5f_" presentation:presentation-page-layout-name="AL2T11">
        <office:forms form:automatic-focus="false" form:apply-design-mode="false"/>
        <draw:frame draw:name="כותרת 1" presentation:style-name="pr8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13">Bi</text:span><text:span text:style-name="T13">n</text:span><text:span text:style-name="T13">ar</text:span><text:span text:style-name="T13">y </text:span><text:span text:style-name="T13">Tr</text:span><text:span text:style-name="T13">e</text:span><text:span text:style-name="T13">e</text:span><text:span text:style-name="T3"> </text:span><text:span text:style-name="T3">– </text:span><text:span text:style-name="T3">re</text:span><text:span text:style-name="T3">m</text:span><text:span text:style-name="T3">ov</text:span><text:span text:style-name="T3">e </text:span><text:span text:style-name="T3">n</text:span><text:span text:style-name="T3">o</text:span><text:span text:style-name="T3">d</text:span><text:span text:style-name="T3">e </text:span><text:span text:style-name="T3">wi</text:span><text:span text:style-name="T3">th </text:span><text:span text:style-name="T8">o</text:span><text:span text:style-name="T8">n</text:span><text:span text:style-name="T8">e </text:span><text:span text:style-name="T8">c</text:span><text:span text:style-name="T8">hi</text:span><text:span text:style-name="T8">ld</text:span><text:span text:style-name="T3">:</text:span></text:p>
          </draw:text-box>
        </draw:frame>
        <draw:frame draw:name="מציין מיקום של מספר שקופית 2" presentation:style-name="pr9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0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><text:span text:style-name="T10">Remove 7</text:span><text:span text:style-name="T14"> </text:span></text:p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draw:custom-shape draw:style-name="gr4" draw:text-style-name="P18" draw:layer="layout" svg:width="2.032cm" svg:height="1.016cm" svg:x="16.51cm" svg:y="6.858cm">
          <text:p text:style-name="P13"><text:span text:style-name="T11">4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6.002cm" svg:y1="5.842cm" svg:x2="17.272cm" svg:y2="6.858cm">
          <text:p/>
        </draw:line>
        <draw:custom-shape draw:style-name="gr4" draw:text-style-name="P18" draw:layer="layout" svg:width="2.032cm" svg:height="1.016cm" svg:x="19.05cm" svg:y="6.858cm">
          <text:p text:style-name="P13"><text:span text:style-name="T11">6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21.082cm" svg:y1="5.842cm" svg:x2="19.812cm" svg:y2="6.858cm">
          <text:p/>
        </draw:lin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1" draw:layer="layout" svg:width="23.706cm" svg:height="1.776cm" svg:x="0.847cm" svg:y="0.763cm" presentation:class="title" presentation:user-transformed="true">
          <draw:text-box>
            <text:p text:style-name="P20"><text:span text:style-name="T3">Bi</text:span><text:span text:style-name="T3">n</text:span><text:span text:style-name="T3">ar</text:span><text:span text:style-name="T3">y </text:span><text:span text:style-name="T3">Tr</text:span><text:span text:style-name="T3">e</text:span><text:span text:style-name="T3">e </text:span><text:span text:style-name="T3">– </text:span><text:span text:style-name="T3">re</text:span><text:span text:style-name="T3">m</text:span><text:span text:style-name="T3">ov</text:span><text:span text:style-name="T3">e </text:span><text:span text:style-name="T3">n</text:span><text:span text:style-name="T3">o</text:span><text:span text:style-name="T3">d</text:span><text:span text:style-name="T3">e </text:span><text:span text:style-name="T3">wi</text:span><text:span text:style-name="T3">th </text:span><text:span text:style-name="T8">o</text:span><text:span text:style-name="T8">n</text:span><text:span text:style-name="T8">e </text:span><text:span text:style-name="T8">c</text:span><text:span text:style-name="T8">hi</text:span><text:span text:style-name="T8">ld</text:span><text:span text:style-name="T3">:</text:span></text:p>
          </draw:text-box>
        </draw:frame>
        <draw:frame draw:name="מציין מיקום של מספר שקופית 2" presentation:style-name="pr5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>Remove 7<text:span text:style-name="T12"> – take left sub-tree and move it instead of the deleted node.</text:span></text:p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2.86cm" svg:y="4.064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draw:custom-shape draw:style-name="gr4" draw:text-style-name="P18" draw:layer="layout" svg:width="2.032cm" svg:height="1.016cm" svg:x="16.51cm" svg:y="6.858cm">
          <text:p text:style-name="P13"><text:span text:style-name="T11">4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6.002cm" svg:y1="5.842cm" svg:x2="17.272cm" svg:y2="6.858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6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6" draw:text-style-name="P19" draw:layer="layout" svg:x1="22.606cm" svg:y1="3.556cm" svg:x2="25.4cm" svg:y2="5.842cm">
          <text:p/>
        </draw:line>
        <draw:line draw:style-name="gr6" draw:text-style-name="P19" draw:layer="layout" svg:x1="25.146cm" svg:y1="3.302cm" svg:x2="23.114cm" svg:y2="5.588cm">
          <text:p/>
        </draw:lin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כותרת_20_ותוכן_5f_" presentation:presentation-page-layout-name="AL2T11">
        <office:forms form:automatic-focus="false" form:apply-design-mode="false"/>
        <draw:frame draw:name="כותרת 1" presentation:style-name="pr8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Bi</text:span><text:span text:style-name="T3">n</text:span><text:span text:style-name="T3">ar</text:span><text:span text:style-name="T3">y </text:span><text:span text:style-name="T3">Tr</text:span><text:span text:style-name="T3">e</text:span><text:span text:style-name="T3">e </text:span><text:span text:style-name="T3">– </text:span><text:span text:style-name="T3">re</text:span><text:span text:style-name="T3">m</text:span><text:span text:style-name="T3">ov</text:span><text:span text:style-name="T3">e </text:span><text:span text:style-name="T3">n</text:span><text:span text:style-name="T3">o</text:span><text:span text:style-name="T3">d</text:span><text:span text:style-name="T3">e </text:span><text:span text:style-name="T8">wi</text:span><text:span text:style-name="T8">th </text:span><text:span text:style-name="T8">t</text:span><text:span text:style-name="T8">w</text:span><text:span text:style-name="T8">o </text:span><text:span text:style-name="T8">c</text:span><text:span text:style-name="T8">hi</text:span><text:span text:style-name="T8">ld</text:span><text:span text:style-name="T8">re</text:span><text:span text:style-name="T8">n</text:span><text:span text:style-name="T3">:</text:span></text:p>
          </draw:text-box>
        </draw:frame>
        <draw:frame draw:name="מציין מיקום של מספר שקופית 2" presentation:style-name="pr9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0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><text:span text:style-name="T10">Remove 5</text:span><text:span text:style-name="T14"> </text:span></text:p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draw:custom-shape draw:style-name="gr4" draw:text-style-name="P18" draw:layer="layout" svg:width="2.032cm" svg:height="1.016cm" svg:x="16.51cm" svg:y="6.858cm">
          <text:p text:style-name="P13"><text:span text:style-name="T11">4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6.002cm" svg:y1="5.842cm" svg:x2="17.272cm" svg:y2="6.858cm">
          <text:p/>
        </draw:line>
        <draw:custom-shape draw:style-name="gr4" draw:text-style-name="P18" draw:layer="layout" svg:width="2.032cm" svg:height="1.016cm" svg:x="19.05cm" svg:y="6.858cm">
          <text:p text:style-name="P13"><text:span text:style-name="T11">6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21.082cm" svg:y1="5.842cm" svg:x2="19.812cm" svg:y2="6.858cm">
          <text:p/>
        </draw:lin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_5f_" presentation:presentation-page-layout-name="AL2T11">
        <office:forms form:automatic-focus="false" form:apply-design-mode="false"/>
        <draw:frame draw:name="כותרת 1" presentation:style-name="pr8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Bi</text:span><text:span text:style-name="T3">n</text:span><text:span text:style-name="T3">ar</text:span><text:span text:style-name="T3">y </text:span><text:span text:style-name="T3">Tr</text:span><text:span text:style-name="T3">e</text:span><text:span text:style-name="T3">e </text:span><text:span text:style-name="T3">– </text:span><text:span text:style-name="T3">re</text:span><text:span text:style-name="T3">m</text:span><text:span text:style-name="T3">ov</text:span><text:span text:style-name="T3">e </text:span><text:span text:style-name="T3">n</text:span><text:span text:style-name="T3">o</text:span><text:span text:style-name="T3">d</text:span><text:span text:style-name="T3">e </text:span><text:span text:style-name="T8">wi</text:span><text:span text:style-name="T8">th </text:span><text:span text:style-name="T8">t</text:span><text:span text:style-name="T8">w</text:span><text:span text:style-name="T8">o </text:span><text:span text:style-name="T8">c</text:span><text:span text:style-name="T8">hi</text:span><text:span text:style-name="T8">ld</text:span><text:span text:style-name="T8">re</text:span><text:span text:style-name="T8">n</text:span><text:span text:style-name="T3">:</text:span></text:p>
          </draw:text-box>
        </draw:frame>
        <draw:frame draw:name="מציין מיקום של מספר שקופית 2" presentation:style-name="pr9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0" draw:text-style-name="P10" draw:layer="layout" svg:width="9.821cm" svg:height="15.874cm" svg:x="1.356cm" svg:y="2.539cm" presentation:class="outline" presentation:user-transformed="true">
          <draw:text-box>
            <text:list text:style-name="L3">
              <text:list-item>
                <text:p>Insert 5</text:p>
              </text:list-item>
              <text:list-item>
                <text:p>Insert 3</text:p>
              </text:list-item>
              <text:list-item>
                <text:p>Insert 7</text:p>
              </text:list-item>
              <text:list-item>
                <text:p>Insert 4</text:p>
              </text:list-item>
              <text:list-item>
                <text:p>Insert 6</text:p>
              </text:list-item>
              <text:list-item>
                <text:p>Remove 5 – <text:span text:style-name="T15">copy smallest number in right sub-tree to deleted node; delete smallest element recursively.</text:span></text:p>
                <text:p/>
              </text:list-item>
            </text:list>
          </draw:text-box>
        </draw:frame>
        <draw:custom-shape draw:style-name="gr4" draw:text-style-name="P18" draw:layer="layout" svg:width="2.032cm" svg:height="1.016cm" svg:x="17.272cm" svg:y="3.048cm">
          <text:p text:style-name="P13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2.032cm" svg:height="1.016cm" svg:x="14.732cm" svg:y="4.826cm">
          <text:p text:style-name="P13"><text:span text:style-name="T11">3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7.272cm" svg:y1="4.064cm" svg:x2="16.256cm" svg:y2="4.826cm">
          <text:p/>
        </draw:line>
        <draw:custom-shape draw:style-name="gr4" draw:text-style-name="P18" draw:layer="layout" svg:width="2.032cm" svg:height="1.016cm" svg:x="20.066cm" svg:y="4.826cm">
          <text:p text:style-name="P13"><text:span text:style-name="T11">7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9.304cm" svg:y1="4.064cm" svg:x2="20.32cm" svg:y2="4.826cm">
          <text:p/>
        </draw:line>
        <draw:custom-shape draw:style-name="gr4" draw:text-style-name="P18" draw:layer="layout" svg:width="2.032cm" svg:height="1.016cm" svg:x="16.51cm" svg:y="6.858cm">
          <text:p text:style-name="P13"><text:span text:style-name="T11">4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16.002cm" svg:y1="5.842cm" svg:x2="17.272cm" svg:y2="6.858cm">
          <text:p/>
        </draw:line>
        <draw:custom-shape draw:style-name="gr4" draw:text-style-name="P18" draw:layer="layout" svg:width="2.032cm" svg:height="1.016cm" svg:x="19.05cm" svg:y="6.858cm">
          <text:p text:style-name="P13"><text:span text:style-name="T11">6</text:span></text:p>
          <draw:enhanced-geometry svg:viewBox="0 0 21600 21600" draw:type="rectangle" draw:enhanced-path="M 0 0 L 21600 0 21600 21600 0 21600 0 0 Z N"/>
        </draw:custom-shape>
        <draw:line draw:style-name="gr5" draw:text-style-name="P19" draw:layer="layout" svg:x1="21.082cm" svg:y1="5.842cm" svg:x2="19.812cm" svg:y2="6.858cm">
          <text:p/>
        </draw:line>
        <draw:line draw:style-name="gr6" draw:text-style-name="P19" draw:layer="layout" svg:x1="18.796cm" svg:y1="6.35cm" svg:x2="21.59cm" svg:y2="8.636cm">
          <text:p/>
        </draw:line>
        <draw:line draw:style-name="gr6" draw:text-style-name="P19" draw:layer="layout" svg:x1="21.336cm" svg:y1="6.096cm" svg:x2="19.304cm" svg:y2="8.382cm">
          <text:p/>
        </draw:lin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כותרת_20_ותוכן_5f_" presentation:presentation-page-layout-name="AL2T11">
        <office:forms form:automatic-focus="false" form:apply-design-mode="false"/>
        <draw:frame draw:name="כותרת 1" presentation:style-name="pr8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Bi</text:span><text:span text:style-name="T3">n</text:span><text:span text:style-name="T3">ar</text:span><text:span text:style-name="T3">y </text:span><text:span text:style-name="T3">Tr</text:span><text:span text:style-name="T3">e</text:span><text:span text:style-name="T3">e </text:span><text:span text:style-name="T3">– </text:span><text:span text:style-name="T3">fu</text:span><text:span text:style-name="T3">rt</text:span><text:span text:style-name="T3">h</text:span><text:span text:style-name="T3">er </text:span><text:span text:style-name="T3">inf</text:span><text:span text:style-name="T3">or</text:span><text:span text:style-name="T3">m</text:span><text:span text:style-name="T3">ati</text:span><text:span text:style-name="T3">o</text:span><text:span text:style-name="T3">n</text:span></text:p>
          </draw:text-box>
        </draw:frame>
        <draw:frame draw:name="מציין מיקום של מספר שקופית 2" presentation:style-name="pr9" draw:text-style-name="P11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0" draw:text-style-name="P10" draw:layer="layout" svg:width="23.282cm" svg:height="4.319cm" svg:x="1.356cm" svg:y="2.539cm" presentation:class="outline" presentation:user-transformed="true">
          <draw:text-box>
            <text:list text:style-name="L3">
              <text:list-item>
                <text:p><text:a xlink:href="http://www.algolist.net/Data_structures/Binary_search_tree/Removal" xlink:type="simple">http://www.algolist.net/Data_structures/Binary_search_tree/Removal</text:a></text:p>
              </text:list-item>
              <text:list-item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4">14/3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</text:span><text:span text:style-name="MT4">ץ </text:span><text:span text:style-name="MT4">כד</text:span><text:span text:style-name="MT4">י </text:span><text:span text:style-name="MT4">לע</text:span><text:span text:style-name="MT4">רו</text:span><text:span text:style-name="MT4">ך </text:span><text:span text:style-name="MT4">סג</text:span><text:span text:style-name="MT4">נון </text:span><text:span text:style-name="MT4">כו</text:span><text:span text:style-name="MT4">ת</text:span><text:span text:style-name="MT4">ר</text:span><text:span text:style-name="MT4">ת </text:span><text:span text:style-name="MT4">ש</text:span><text:span text:style-name="MT4">ל </text:span><text:span text:style-name="MT4">ת</text:span><text:span text:style-name="MT4">בנ</text:span><text:span text:style-name="MT4">ית </text:span><text:span text:style-name="MT4">ב</text:span><text:span text:style-name="MT4">ס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</text:span><text:span text:style-name="MT5">ץ </text:span><text:span text:style-name="MT5">כד</text:span><text:span text:style-name="MT5">י </text:span><text:span text:style-name="MT5">לע</text:span><text:span text:style-name="MT5">רו</text:span><text:span text:style-name="MT5">ך </text:span><text:span text:style-name="MT5">סג</text:span><text:span text:style-name="MT5">נון </text:span><text:span text:style-name="MT5">כו</text:span><text:span text:style-name="MT5">ת</text:span><text:span text:style-name="MT5">ר</text:span><text:span text:style-name="MT5">ת </text:span><text:span text:style-name="MT5">ש</text:span><text:span text:style-name="MT5">ל </text:span><text:span text:style-name="MT5">ת</text:span><text:span text:style-name="MT5">בנ</text:span><text:span text:style-name="MT5">ית </text:span><text:span text:style-name="MT5">ב</text:span><text:span text:style-name="MT5">ס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3-14">14/3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</text:span><text:span text:style-name="MT4">ץ </text:span><text:span text:style-name="MT4">כד</text:span><text:span text:style-name="MT4">י </text:span><text:span text:style-name="MT4">לע</text:span><text:span text:style-name="MT4">רו</text:span><text:span text:style-name="MT4">ך </text:span><text:span text:style-name="MT4">סג</text:span><text:span text:style-name="MT4">נון </text:span><text:span text:style-name="MT4">כו</text:span><text:span text:style-name="MT4">ת</text:span><text:span text:style-name="MT4">ר</text:span><text:span text:style-name="MT4">ת </text:span><text:span text:style-name="MT4">ש</text:span><text:span text:style-name="MT4">ל </text:span><text:span text:style-name="MT4">ת</text:span><text:span text:style-name="MT4">בנ</text:span><text:span text:style-name="MT4">ית </text:span><text:span text:style-name="MT4">ב</text:span><text:span text:style-name="MT4">סי</text:span><text:span text:style-name="MT4">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office:forms form:automatic-focus="false" form:apply-design-mode="false"/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</text:span><text:span text:style-name="MT5">ץ </text:span><text:span text:style-name="MT5">כד</text:span><text:span text:style-name="MT5">י </text:span><text:span text:style-name="MT5">לע</text:span><text:span text:style-name="MT5">רו</text:span><text:span text:style-name="MT5">ך </text:span><text:span text:style-name="MT5">סג</text:span><text:span text:style-name="MT5">נון </text:span><text:span text:style-name="MT5">כו</text:span><text:span text:style-name="MT5">ת</text:span><text:span text:style-name="MT5">ר</text:span><text:span text:style-name="MT5">ת </text:span><text:span text:style-name="MT5">ש</text:span><text:span text:style-name="MT5">ל </text:span><text:span text:style-name="MT5">ת</text:span><text:span text:style-name="MT5">בנ</text:span><text:span text:style-name="MT5">ית </text:span><text:span text:style-name="MT5">ב</text:span><text:span text:style-name="MT5">סי</text:span><text:span text:style-name="MT5">ס</text:span></text:p>
        </draw:text-box>
      </draw:frame>
      <draw:frame draw:name="מציין מיקום של מספר שקופית 5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38</meta:editing-cycles>
    <meta:print-date>1999-11-04T13:06:28</meta:print-date>
    <meta:creation-date>1999-10-10T10:49:40</meta:creation-date>
    <dc:date>2019-03-14T13:39:30.186484781</dc:date>
    <meta:editing-duration>P27DT18H2M5S</meta:editing-duration>
    <meta:generator>LibreOffice/6.1.5.2$Linux_X86_64 LibreOffice_project/10$Build-2</meta:generator>
    <meta:document-statistic meta:object-count="226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